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64in"/>
    </style:style>
    <style:style style:name="co3" style:family="table-column">
      <style:table-column-properties fo:break-before="auto" style:column-width="1.2382in"/>
    </style:style>
    <style:style style:name="co4" style:family="table-column">
      <style:table-column-properties fo:break-before="auto" style:column-width="1.1102in"/>
    </style:style>
    <style:style style:name="co5" style:family="table-column">
      <style:table-column-properties fo:break-before="auto" style:column-width="1.5626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Range Alon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office:value-type="string">
            <text:p>Finish Time</text:p>
          </table:table-cell>
          <table:table-cell office:value-type="string">
            <text:p>RunTim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849316.16">
            <text:p>1235849316.16</text:p>
          </table:table-cell>
          <table:table-cell office:value-type="float" office:value="1235849370.8">
            <text:p>1235849370.8</text:p>
          </table:table-cell>
          <table:table-cell office:value-type="float" office:value="599.558158875">
            <text:p>599.56</text:p>
          </table:table-cell>
          <table:table-cell table:formula="of:=[.G8]+[.E8]" office:value-type="float" office:value="1235849915.71816">
            <text:p>1235849915.72</text:p>
          </table:table-cell>
          <table:table-cell table:formula="of:=[.H8]-[.F8]" office:value-type="float" office:value="544.918159008026">
            <text:p>544.9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849923.6">
            <text:p>1235849923.6</text:p>
          </table:table-cell>
          <table:table-cell office:value-type="float" office:value="1235850011.46">
            <text:p>1235850011.46</text:p>
          </table:table-cell>
          <table:table-cell office:value-type="float" office:value="583.412800074">
            <text:p>583.41</text:p>
          </table:table-cell>
          <table:table-cell table:formula="of:=[.G9]+[.E9]" office:value-type="float" office:value="1235850507.0128">
            <text:p>1235850507.01</text:p>
          </table:table-cell>
          <table:table-cell table:formula="of:=[.H9]-[.F9]" office:value-type="float" office:value="495.552799940109">
            <text:p>495.5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850515.08">
            <text:p>1235850515.08</text:p>
          </table:table-cell>
          <table:table-cell office:value-type="float" office:value="1235850558.92">
            <text:p>1235850558.92</text:p>
          </table:table-cell>
          <table:table-cell office:value-type="float" office:value="522.125042915">
            <text:p>522.13</text:p>
          </table:table-cell>
          <table:table-cell table:formula="of:=[.G10]+[.E10]" office:value-type="float" office:value="1235851037.20504">
            <text:p>1235851037.21</text:p>
          </table:table-cell>
          <table:table-cell table:formula="of:=[.H10]-[.F10]" office:value-type="float" office:value="478.285042762756">
            <text:p>478.2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851045.28">
            <text:p>1235851045.28</text:p>
          </table:table-cell>
          <table:table-cell office:value-type="float" office:value="1235851098.88">
            <text:p>1235851098.88</text:p>
          </table:table-cell>
          <table:table-cell office:value-type="float" office:value="573.170982122">
            <text:p>573.17</text:p>
          </table:table-cell>
          <table:table-cell table:formula="of:=[.G11]+[.E11]" office:value-type="float" office:value="1235851618.45098">
            <text:p>1235851618.45</text:p>
          </table:table-cell>
          <table:table-cell table:formula="of:=[.H11]-[.F11]" office:value-type="float" office:value="519.57098197937">
            <text:p>519.5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851626.64">
            <text:p>1235851626.64</text:p>
          </table:table-cell>
          <table:table-cell office:value-type="float" office:value="1235851700.3">
            <text:p>1235851700.3</text:p>
          </table:table-cell>
          <table:table-cell office:value-type="float" office:value="592.070806026">
            <text:p>592.07</text:p>
          </table:table-cell>
          <table:table-cell table:formula="of:=[.G12]+[.E12]" office:value-type="float" office:value="1235852218.71081">
            <text:p>1235852218.71</text:p>
          </table:table-cell>
          <table:table-cell table:formula="of:=[.H12]-[.F12]" office:value-type="float" office:value="518.410806179047">
            <text:p>518.41</text:p>
          </table:table-cell>
          <table:table-cell office:value-type="string">
            <text:p>Total Time</text:p>
          </table:table-cell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4"/>
          <table:table-cell table:formula="of:=SUM([.I8:.I12])" office:value-type="float" office:value="2556.73778986931">
            <text:p>2556.74</text:p>
          </table:table-cell>
          <table:table-cell table:formula="of:=[.H12]-[.E8]" office:value-type="float" office:value="2902.55080604553">
            <text:p>2902.5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Range Alon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office:value-type="string">
            <text:p>Finish Time</text:p>
          </table:table-cell>
          <table:table-cell office:value-type="string">
            <text:p>RunTim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786711.69">
            <text:p>1235786711.69</text:p>
          </table:table-cell>
          <table:table-cell office:value-type="float" office:value="1235790410.85">
            <text:p>1235790410.85</text:p>
          </table:table-cell>
          <table:table-cell office:value-type="float" office:value="4390.5753262">
            <text:p>4390.58</text:p>
          </table:table-cell>
          <table:table-cell table:formula="of:=[.E16]+[.G16]" office:value-type="float" office:value="1235791102.26533">
            <text:p>1235791102.27</text:p>
          </table:table-cell>
          <table:table-cell table:formula="of:=[.H16]-[.F16]" office:value-type="float" office:value="691.415326356888">
            <text:p>691.4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791110.25">
            <text:p>1235791110.25</text:p>
          </table:table-cell>
          <table:table-cell office:value-type="float" office:value="1235791174.56">
            <text:p>1235791174.56</text:p>
          </table:table-cell>
          <table:table-cell office:value-type="float" office:value="562.464061975">
            <text:p>562.46</text:p>
          </table:table-cell>
          <table:table-cell table:formula="of:=[.E17]+[.G17]" office:value-type="float" office:value="1235791672.71406">
            <text:p>1235791672.71</text:p>
          </table:table-cell>
          <table:table-cell table:formula="of:=[.H17]-[.F17]" office:value-type="float" office:value="498.1540620327">
            <text:p>498.1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791680.27">
            <text:p>1235791680.27</text:p>
          </table:table-cell>
          <table:table-cell office:value-type="float" office:value="1235791819.19">
            <text:p>1235791819.19</text:p>
          </table:table-cell>
          <table:table-cell office:value-type="float" office:value="651.790046215">
            <text:p>651.79</text:p>
          </table:table-cell>
          <table:table-cell table:formula="of:=[.E18]+[.G18]" office:value-type="float" office:value="1235792332.06005">
            <text:p>1235792332.06</text:p>
          </table:table-cell>
          <table:table-cell table:formula="of:=[.H18]-[.F18]" office:value-type="float" office:value="512.870046138763">
            <text:p>512.8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792340.14">
            <text:p>1235792340.14</text:p>
          </table:table-cell>
          <table:table-cell office:value-type="float" office:value="1235792423.42">
            <text:p>1235792423.42</text:p>
          </table:table-cell>
          <table:table-cell office:value-type="float" office:value="599.861786842">
            <text:p>599.86</text:p>
          </table:table-cell>
          <table:table-cell table:formula="of:=[.E19]+[.G19]" office:value-type="float" office:value="1235792940.00179">
            <text:p>1235792940</text:p>
          </table:table-cell>
          <table:table-cell table:formula="of:=[.H19]-[.F19]" office:value-type="float" office:value="516.581786870956">
            <text:p>516.5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792947.54">
            <text:p>1235792947.54</text:p>
          </table:table-cell>
          <table:table-cell office:value-type="float" office:value="1235793021.21">
            <text:p>1235793021.21</text:p>
          </table:table-cell>
          <table:table-cell office:value-type="float" office:value="600.89140296">
            <text:p>600.89</text:p>
          </table:table-cell>
          <table:table-cell table:formula="of:=[.E20]+[.G20]" office:value-type="float" office:value="1235793548.4314">
            <text:p>1235793548.43</text:p>
          </table:table-cell>
          <table:table-cell table:formula="of:=[.H20]-[.F20]" office:value-type="float" office:value="527.22140288353">
            <text:p>527.22</text:p>
          </table:table-cell>
          <table:table-cell office:value-type="string">
            <text:p>Total Time</text:p>
          </table:table-cell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4"/>
          <table:table-cell table:formula="of:=SUM([.I16:.I20])" office:value-type="float" office:value="2746.24262428284">
            <text:p>2746.24</text:p>
          </table:table-cell>
          <table:table-cell table:formula="of:=[.H20]-[.E16]" office:value-type="float" office:value="6836.74140286446">
            <text:p>6836.7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Range +QueenBe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office:value-type="string">
            <text:p>Finish Time</text:p>
          </table:table-cell>
          <table:table-cell office:value-type="string">
            <text:p>RunTim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840040.79">
            <text:p>1235840040.79</text:p>
          </table:table-cell>
          <table:table-cell office:value-type="float" office:value="1235840119.4">
            <text:p>1235840119.4</text:p>
          </table:table-cell>
          <table:table-cell office:value-type="float" office:value="648.620449066">
            <text:p>648.62</text:p>
          </table:table-cell>
          <table:table-cell table:formula="of:=[.E25]+[.G25]" office:value-type="float" office:value="1235840689.41045">
            <text:p>1235840689.41</text:p>
          </table:table-cell>
          <table:table-cell table:formula="of:=[.H25]-[.F25]" office:value-type="float" office:value="570.010448932648">
            <text:p>570.0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840697.04">
            <text:p>1235840697.04</text:p>
          </table:table-cell>
          <table:table-cell office:value-type="float" office:value="1235840760.91">
            <text:p>1235840760.91</text:p>
          </table:table-cell>
          <table:table-cell office:value-type="float" office:value="607.620017767">
            <text:p>607.62</text:p>
          </table:table-cell>
          <table:table-cell table:formula="of:=[.E26]+[.G26]" office:value-type="float" office:value="1235841304.66002">
            <text:p>1235841304.66</text:p>
          </table:table-cell>
          <table:table-cell table:formula="of:=[.H26]-[.F26]" office:value-type="float" office:value="543.750017642975">
            <text:p>543.7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841313.02">
            <text:p>1235841313.02</text:p>
          </table:table-cell>
          <table:table-cell office:value-type="float" office:value="1235841392.34">
            <text:p>1235841392.34</text:p>
          </table:table-cell>
          <table:table-cell office:value-type="float" office:value="628.253156185">
            <text:p>628.25</text:p>
          </table:table-cell>
          <table:table-cell table:formula="of:=[.E27]+[.G27]" office:value-type="float" office:value="1235841941.27316">
            <text:p>1235841941.27</text:p>
          </table:table-cell>
          <table:table-cell table:formula="of:=[.H27]-[.F27]" office:value-type="float" office:value="548.933156251907">
            <text:p>548.9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841948.84">
            <text:p>1235841948.84</text:p>
          </table:table-cell>
          <table:table-cell office:value-type="float" office:value="1235842028.51">
            <text:p>1235842028.51</text:p>
          </table:table-cell>
          <table:table-cell office:value-type="float" office:value="627.374470949">
            <text:p>627.37</text:p>
          </table:table-cell>
          <table:table-cell table:formula="of:=[.E28]+[.G28]" office:value-type="float" office:value="1235842576.21447">
            <text:p>1235842576.21</text:p>
          </table:table-cell>
          <table:table-cell table:formula="of:=[.H28]-[.F28]" office:value-type="float" office:value="547.704470872879">
            <text:p>547.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842584.41">
            <text:p>1235842584.41</text:p>
          </table:table-cell>
          <table:table-cell office:value-type="float" office:value="1235842653.36">
            <text:p>1235842653.36</text:p>
          </table:table-cell>
          <table:table-cell office:value-type="float" office:value="640.801864862">
            <text:p>640.8</text:p>
          </table:table-cell>
          <table:table-cell table:formula="of:=[.E29]+[.G29]" office:value-type="float" office:value="1235843225.21187">
            <text:p>1235843225.21</text:p>
          </table:table-cell>
          <table:table-cell table:formula="of:=[.H29]-[.F29]" office:value-type="float" office:value="571.851865053177">
            <text:p>571.85</text:p>
          </table:table-cell>
          <table:table-cell office:value-type="string">
            <text:p>Total Time</text:p>
          </table:table-cell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4"/>
          <table:table-cell table:formula="of:=SUM([.I25:.I29])" office:value-type="float" office:value="2782.24995875359">
            <text:p>2782.25</text:p>
          </table:table-cell>
          <table:table-cell table:formula="of:=[.H29]-[.E25]" office:value-type="float" office:value="3184.42186498642">
            <text:p>3184.4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Range +QueenBe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office:value-type="string">
            <text:p>Finish Time</text:p>
          </table:table-cell>
          <table:table-cell office:value-type="string">
            <text:p>RunTim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796478.77">
            <text:p>1235796478.77</text:p>
          </table:table-cell>
          <table:table-cell office:value-type="float" office:value="1235796842.61">
            <text:p>1235796842.61</text:p>
          </table:table-cell>
          <table:table-cell office:value-type="float" office:value="861.131543159">
            <text:p>861.13</text:p>
          </table:table-cell>
          <table:table-cell table:formula="of:=[.E33]+[.G33]" office:value-type="float" office:value="1235797339.90154">
            <text:p>1235797339.9</text:p>
          </table:table-cell>
          <table:table-cell table:formula="of:=[.H33]-[.F33]" office:value-type="float" office:value="497.291543245316">
            <text:p>497.2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797347.37">
            <text:p>1235797347.37</text:p>
          </table:table-cell>
          <table:table-cell office:value-type="float" office:value="1235797475.36">
            <text:p>1235797475.36</text:p>
          </table:table-cell>
          <table:table-cell office:value-type="float" office:value="644.274904966">
            <text:p>644.27</text:p>
          </table:table-cell>
          <table:table-cell table:formula="of:=[.E34]+[.G34]" office:value-type="float" office:value="1235797991.6449">
            <text:p>1235797991.64</text:p>
          </table:table-cell>
          <table:table-cell table:formula="of:=[.H34]-[.F34]" office:value-type="float" office:value="516.284904956818">
            <text:p>516.2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797999.56">
            <text:p>1235797999.56</text:p>
          </table:table-cell>
          <table:table-cell office:value-type="float" office:value="1235798087.42">
            <text:p>1235798087.42</text:p>
          </table:table-cell>
          <table:table-cell office:value-type="float" office:value="623.755555868">
            <text:p>623.76</text:p>
          </table:table-cell>
          <table:table-cell table:formula="of:=[.E35]+[.G35]" office:value-type="float" office:value="1235798623.31556">
            <text:p>1235798623.32</text:p>
          </table:table-cell>
          <table:table-cell table:formula="of:=[.H35]-[.F35]" office:value-type="float" office:value="535.895555734634">
            <text:p>535.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798631.48">
            <text:p>1235798631.48</text:p>
          </table:table-cell>
          <table:table-cell office:value-type="float" office:value="1235798670.2">
            <text:p>1235798670.2</text:p>
          </table:table-cell>
          <table:table-cell office:value-type="float" office:value="555.713068008">
            <text:p>555.71</text:p>
          </table:table-cell>
          <table:table-cell table:formula="of:=[.E36]+[.G36]" office:value-type="float" office:value="1235799187.19307">
            <text:p>1235799187.19</text:p>
          </table:table-cell>
          <table:table-cell table:formula="of:=[.H36]-[.F36]" office:value-type="float" office:value="516.993067979813">
            <text:p>516.9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799194.7">
            <text:p>1235799194.7</text:p>
          </table:table-cell>
          <table:table-cell office:value-type="float" office:value="1235799273.54">
            <text:p>1235799273.54</text:p>
          </table:table-cell>
          <table:table-cell office:value-type="float" office:value="605.229665995">
            <text:p>605.23</text:p>
          </table:table-cell>
          <table:table-cell table:formula="of:=[.E37]+[.G37]" office:value-type="float" office:value="1235799799.92967">
            <text:p>1235799799.93</text:p>
          </table:table-cell>
          <table:table-cell table:formula="of:=[.H37]-[.F37]" office:value-type="float" office:value="526.389666080475">
            <text:p>526.39</text:p>
          </table:table-cell>
          <table:table-cell office:value-type="string">
            <text:p>Total Time</text:p>
          </table:table-cell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4"/>
          <table:table-cell table:formula="of:=SUM([.I33:.I37])" office:value-type="float" office:value="2592.85473799705">
            <text:p>2592.85</text:p>
          </table:table-cell>
          <table:table-cell table:formula="of:=[.H37]-[.E33]" office:value-type="float" office:value="3321.1596660614">
            <text:p>3321.1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Range +QueenBe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office:value-type="string">
            <text:p>Finish Time</text:p>
          </table:table-cell>
          <table:table-cell office:value-type="string">
            <text:p>RunTim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864925.79">
            <text:p>1235864925.79</text:p>
          </table:table-cell>
          <table:table-cell office:value-type="float" office:value="1235865031.66">
            <text:p>1235865031.66</text:p>
          </table:table-cell>
          <table:table-cell office:value-type="float" office:value="986.557277918">
            <text:p>986.56</text:p>
          </table:table-cell>
          <table:table-cell table:formula="of:=[.E41]+[.G41]" office:value-type="float" office:value="1235865912.34728">
            <text:p>1235865912.35</text:p>
          </table:table-cell>
          <table:table-cell table:formula="of:=[.H41]-[.F41]" office:value-type="float" office:value="880.687277793884">
            <text:p>880.6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865920.48">
            <text:p>1235865920.48</text:p>
          </table:table-cell>
          <table:table-cell office:value-type="float" office:value="1235865989.85">
            <text:p>1235865989.85</text:p>
          </table:table-cell>
          <table:table-cell office:value-type="float" office:value="873.538104057">
            <text:p>873.54</text:p>
          </table:table-cell>
          <table:table-cell table:formula="of:=[.E42]+[.G42]" office:value-type="float" office:value="1235866794.0181">
            <text:p>1235866794.02</text:p>
          </table:table-cell>
          <table:table-cell table:formula="of:=[.H42]-[.F42]" office:value-type="float" office:value="804.168104171753">
            <text:p>804.1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866801.56">
            <text:p>1235866801.56</text:p>
          </table:table-cell>
          <table:table-cell office:value-type="float" office:value="1235866897.31">
            <text:p>1235866897.31</text:p>
          </table:table-cell>
          <table:table-cell office:value-type="float" office:value="1145.94658685">
            <text:p>1145.95</text:p>
          </table:table-cell>
          <table:table-cell table:formula="of:=[.E43]+[.G43]" office:value-type="float" office:value="1235867947.50659">
            <text:p>1235867947.51</text:p>
          </table:table-cell>
          <table:table-cell table:formula="of:=[.H43]-[.F43]" office:value-type="float" office:value="1050.19658684731">
            <text:p>1050.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867954.88">
            <text:p>1235867954.88</text:p>
          </table:table-cell>
          <table:table-cell office:value-type="float" office:value="1235868046.29">
            <text:p>1235868046.29</text:p>
          </table:table-cell>
          <table:table-cell office:value-type="float" office:value="1137.90324903">
            <text:p>1137.9</text:p>
          </table:table-cell>
          <table:table-cell table:formula="of:=[.E44]+[.G44]" office:value-type="float" office:value="1235869092.78325">
            <text:p>1235869092.78</text:p>
          </table:table-cell>
          <table:table-cell table:formula="of:=[.H44]-[.F44]" office:value-type="float" office:value="1046.49324917793">
            <text:p>1046.4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869100.19">
            <text:p>1235869100.19</text:p>
          </table:table-cell>
          <table:table-cell office:value-type="float" office:value="1235869224.3">
            <text:p>1235869224.3</text:p>
          </table:table-cell>
          <table:table-cell office:value-type="float" office:value="1087.28324294">
            <text:p>1087.28</text:p>
          </table:table-cell>
          <table:table-cell table:formula="of:=[.E45]+[.G45]" office:value-type="float" office:value="1235870187.47324">
            <text:p>1235870187.47</text:p>
          </table:table-cell>
          <table:table-cell table:formula="of:=[.H45]-[.F45]" office:value-type="float" office:value="963.173243045807">
            <text:p>963.17</text:p>
          </table:table-cell>
          <table:table-cell office:value-type="string">
            <text:p>Total Time</text:p>
          </table:table-cell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4"/>
          <table:table-cell table:formula="of:=SUM([.I41:.I45])" office:value-type="float" office:value="4744.71846103668">
            <text:p>4744.72</text:p>
          </table:table-cell>
          <table:table-cell table:formula="of:=[.H45]-[.E41]" office:value-type="float" office:value="5261.68324303627">
            <text:p>5261.6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Range +QueenBe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office:value-type="string">
            <text:p>Finish Time</text:p>
          </table:table-cell>
          <table:table-cell office:value-type="string">
            <text:p>RunTim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871579.03">
            <text:p>1235871579.03</text:p>
          </table:table-cell>
          <table:table-cell office:value-type="float" office:value="1235871646.8">
            <text:p>1235871646.8</text:p>
          </table:table-cell>
          <table:table-cell office:value-type="float" office:value="1078.53771591">
            <text:p>1078.54</text:p>
          </table:table-cell>
          <table:table-cell table:formula="of:=[.E49]+[.G49]" office:value-type="float" office:value="1235872657.56772">
            <text:p>1235872657.57</text:p>
          </table:table-cell>
          <table:table-cell table:formula="of:=[.H49]-[.F49]" office:value-type="float" office:value="1010.76771593094">
            <text:p>1010.7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872666.05">
            <text:p>1235872666.05</text:p>
          </table:table-cell>
          <table:table-cell office:value-type="float" office:value="1235872731.48">
            <text:p>1235872731.48</text:p>
          </table:table-cell>
          <table:table-cell office:value-type="float" office:value="1004.81940103">
            <text:p>1004.82</text:p>
          </table:table-cell>
          <table:table-cell table:formula="of:=[.E50]+[.G50]" office:value-type="float" office:value="1235873670.8694">
            <text:p>1235873670.87</text:p>
          </table:table-cell>
          <table:table-cell table:formula="of:=[.H50]-[.F50]" office:value-type="float" office:value="939.389400959015">
            <text:p>939.3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873679.06">
            <text:p>1235873679.06</text:p>
          </table:table-cell>
          <table:table-cell office:value-type="float" office:value="1235873794.42">
            <text:p>1235873794.42</text:p>
          </table:table-cell>
          <table:table-cell office:value-type="float" office:value="799.54906702">
            <text:p>799.55</text:p>
          </table:table-cell>
          <table:table-cell table:formula="of:=[.E51]+[.G51]" office:value-type="float" office:value="1235874478.60907">
            <text:p>1235874478.61</text:p>
          </table:table-cell>
          <table:table-cell table:formula="of:=[.H51]-[.F51]" office:value-type="float" office:value="684.189066886902">
            <text:p>684.1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874486.94">
            <text:p>1235874486.94</text:p>
          </table:table-cell>
          <table:table-cell office:value-type="float" office:value="1235874562.01">
            <text:p>1235874562.01</text:p>
          </table:table-cell>
          <table:table-cell office:value-type="float" office:value="699.271682024">
            <text:p>699.27</text:p>
          </table:table-cell>
          <table:table-cell table:formula="of:=[.E52]+[.G52]" office:value-type="float" office:value="1235875186.21168">
            <text:p>1235875186.21</text:p>
          </table:table-cell>
          <table:table-cell table:formula="of:=[.H52]-[.F52]" office:value-type="float" office:value="624.201682090759">
            <text:p>624.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875194.49">
            <text:p>1235875194.49</text:p>
          </table:table-cell>
          <table:table-cell office:value-type="float" office:value="1235875221.4">
            <text:p>1235875221.4</text:p>
          </table:table-cell>
          <table:table-cell office:value-type="float" office:value="575.706510067">
            <text:p>575.71</text:p>
          </table:table-cell>
          <table:table-cell table:formula="of:=[.E53]+[.G53]" office:value-type="float" office:value="1235875770.19651">
            <text:p>1235875770.2</text:p>
          </table:table-cell>
          <table:table-cell table:formula="of:=[.H53]-[.F53]" office:value-type="float" office:value="548.796509981155">
            <text:p>548.8</text:p>
          </table:table-cell>
          <table:table-cell office:value-type="string">
            <text:p>Total Time</text:p>
          </table:table-cell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4"/>
          <table:table-cell table:formula="of:=SUM([.I49:.I53])" office:value-type="float" office:value="3807.34437584877">
            <text:p>3807.34</text:p>
          </table:table-cell>
          <table:table-cell table:formula="of:=[.H53]-[.E49]" office:value-type="float" office:value="4191.16651010513">
            <text:p>4191.1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QueenBee Alon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office:value-type="string">
            <text:p>Finish Time</text:p>
          </table:table-cell>
          <table:table-cell office:value-type="string">
            <text:p>RunTim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845132.78">
            <text:p>1235845132.78</text:p>
          </table:table-cell>
          <table:table-cell office:value-type="float" office:value="1235845209.22">
            <text:p>1235845209.22</text:p>
          </table:table-cell>
          <table:table-cell office:value-type="float" office:value="1034.03084493">
            <text:p>1034.03</text:p>
          </table:table-cell>
          <table:table-cell table:formula="of:=[.E57]+[.G57]" office:value-type="float" office:value="1235846166.81085">
            <text:p>1235846166.81</text:p>
          </table:table-cell>
          <table:table-cell table:formula="of:=[.H57]-[.F57]" office:value-type="float" office:value="957.590844869614">
            <text:p>957.5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846175">
            <text:p>1235846175</text:p>
          </table:table-cell>
          <table:table-cell office:value-type="float" office:value="1235846205.07">
            <text:p>1235846205.07</text:p>
          </table:table-cell>
          <table:table-cell office:value-type="float" office:value="641.590433121">
            <text:p>641.59</text:p>
          </table:table-cell>
          <table:table-cell table:formula="of:=[.E58]+[.G58]" office:value-type="float" office:value="1235846816.59043">
            <text:p>1235846816.59</text:p>
          </table:table-cell>
          <table:table-cell table:formula="of:=[.H58]-[.F58]" office:value-type="float" office:value="611.520433187485">
            <text:p>611.5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846824.16">
            <text:p>1235846824.16</text:p>
          </table:table-cell>
          <table:table-cell office:value-type="float" office:value="1235846844.75">
            <text:p>1235846844.75</text:p>
          </table:table-cell>
          <table:table-cell office:value-type="float" office:value="655.147138119">
            <text:p>655.15</text:p>
          </table:table-cell>
          <table:table-cell table:formula="of:=[.E59]+[.G59]" office:value-type="float" office:value="1235847479.30714">
            <text:p>1235847479.31</text:p>
          </table:table-cell>
          <table:table-cell table:formula="of:=[.H59]-[.F59]" office:value-type="float" office:value="634.557138204575">
            <text:p>634.5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847487.4">
            <text:p>1235847487.4</text:p>
          </table:table-cell>
          <table:table-cell office:value-type="float" office:value="1235847517.65">
            <text:p>1235847517.65</text:p>
          </table:table-cell>
          <table:table-cell office:value-type="float" office:value="653.556917906">
            <text:p>653.56</text:p>
          </table:table-cell>
          <table:table-cell table:formula="of:=[.E60]+[.G60]" office:value-type="float" office:value="1235848140.95692">
            <text:p>1235848140.96</text:p>
          </table:table-cell>
          <table:table-cell table:formula="of:=[.H60]-[.F60]" office:value-type="float" office:value="623.306917905807">
            <text:p>623.3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848149.35">
            <text:p>1235848149.35</text:p>
          </table:table-cell>
          <table:table-cell office:value-type="float" office:value="1235848170.14">
            <text:p>1235848170.14</text:p>
          </table:table-cell>
          <table:table-cell office:value-type="float" office:value="592.852501869">
            <text:p>592.85</text:p>
          </table:table-cell>
          <table:table-cell table:formula="of:=[.E61]+[.G61]" office:value-type="float" office:value="1235848742.2025">
            <text:p>1235848742.2</text:p>
          </table:table-cell>
          <table:table-cell table:formula="of:=[.H61]-[.F61]" office:value-type="float" office:value="572.06250166893">
            <text:p>572.06</text:p>
          </table:table-cell>
          <table:table-cell office:value-type="string">
            <text:p>Total Time</text:p>
          </table:table-cell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4"/>
          <table:table-cell table:formula="of:=SUM([.I57:.I61])" office:value-type="float" office:value="3399.03783583641">
            <text:p>3399.04</text:p>
          </table:table-cell>
          <table:table-cell table:formula="of:=[.H61]-[.E57]" office:value-type="float" office:value="3609.42250180244">
            <text:p>3609.4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Ranger+QB+Ab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office:value-type="string">
            <text:p>Finish Time</text:p>
          </table:table-cell>
          <table:table-cell office:value-type="string">
            <text:p>RunTim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948215.92">
            <text:p>1235948215.92</text:p>
          </table:table-cell>
          <table:table-cell office:value-type="float" office:value="1235948268.61">
            <text:p>1235948268.61</text:p>
          </table:table-cell>
          <table:table-cell office:value-type="float" office:value="715.576802015">
            <text:p>715.58</text:p>
          </table:table-cell>
          <table:table-cell table:formula="of:=[.E65]+[.G65]" office:value-type="float" office:value="1235948931.4968">
            <text:p>1235948931.5</text:p>
          </table:table-cell>
          <table:table-cell table:formula="of:=[.H65]-[.F65]" office:value-type="float" office:value="662.886802196503">
            <text:p>662.8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948940.41">
            <text:p>1235948940.41</text:p>
          </table:table-cell>
          <table:table-cell office:value-type="float" office:value="1235948973.76">
            <text:p>1235948973.76</text:p>
          </table:table-cell>
          <table:table-cell office:value-type="float" office:value="748.968462944">
            <text:p>748.97</text:p>
          </table:table-cell>
          <table:table-cell table:formula="of:=[.E66]+[.G66]" office:value-type="float" office:value="1235949689.37846">
            <text:p>1235949689.38</text:p>
          </table:table-cell>
          <table:table-cell table:formula="of:=[.H66]-[.F66]" office:value-type="float" office:value="715.618463039398">
            <text:p>715.6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949697.19">
            <text:p>1235949697.19</text:p>
          </table:table-cell>
          <table:table-cell office:value-type="float" office:value="1235949746.88">
            <text:p>1235949746.88</text:p>
          </table:table-cell>
          <table:table-cell office:value-type="float" office:value="667.380984068">
            <text:p>667.38</text:p>
          </table:table-cell>
          <table:table-cell table:formula="of:=[.E67]+[.G67]" office:value-type="float" office:value="1235950364.57098">
            <text:p>1235950364.57</text:p>
          </table:table-cell>
          <table:table-cell table:formula="of:=[.H67]-[.F67]" office:value-type="float" office:value="617.690984010696">
            <text:p>617.6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950372.23">
            <text:p>1235950372.23</text:p>
          </table:table-cell>
          <table:table-cell office:value-type="float" office:value="1235950394.14">
            <text:p>1235950394.14</text:p>
          </table:table-cell>
          <table:table-cell office:value-type="float" office:value="873.095107079">
            <text:p>873.1</text:p>
          </table:table-cell>
          <table:table-cell table:formula="of:=[.E68]+[.G68]" office:value-type="float" office:value="1235951245.32511">
            <text:p>1235951245.33</text:p>
          </table:table-cell>
          <table:table-cell table:formula="of:=[.H68]-[.F68]" office:value-type="float" office:value="851.185106992722">
            <text:p>851.1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951252.88">
            <text:p>1235951252.88</text:p>
          </table:table-cell>
          <table:table-cell office:value-type="float" office:value="1235951274.49">
            <text:p>1235951274.49</text:p>
          </table:table-cell>
          <table:table-cell office:value-type="float" office:value="812.789490938">
            <text:p>812.79</text:p>
          </table:table-cell>
          <table:table-cell table:formula="of:=[.E69]+[.G69]" office:value-type="float" office:value="1235952065.66949">
            <text:p>1235952065.67</text:p>
          </table:table-cell>
          <table:table-cell table:formula="of:=[.H69]-[.F69]" office:value-type="float" office:value="791.179491043091">
            <text:p>791.18</text:p>
          </table:table-cell>
          <table:table-cell office:value-type="string">
            <text:p>Total Time</text:p>
          </table:table-cell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4"/>
          <table:table-cell table:formula="of:=SUM([.I65:.I69])" office:value-type="float" office:value="3638.56084728241">
            <text:p>3638.56</text:p>
          </table:table-cell>
          <table:table-cell table:formula="of:=[.H69]-[.E65]" office:value-type="float" office:value="3849.74949097633">
            <text:p>3849.7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BQP-ALL machines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office:value-type="string">
            <text:p>Finish Time</text:p>
          </table:table-cell>
          <table:table-cell office:value-type="string">
            <text:p>RunTim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958000.15">
            <text:p>1235958000.15</text:p>
          </table:table-cell>
          <table:table-cell office:value-type="float" office:value="1235958077.33">
            <text:p>1235958077.33</text:p>
          </table:table-cell>
          <table:table-cell office:value-type="float" office:value="565.392898083">
            <text:p>565.39</text:p>
          </table:table-cell>
          <table:table-cell table:formula="of:=[.E73]+[.G73]" office:value-type="float" office:value="1235958565.5429">
            <text:p>1235958565.54</text:p>
          </table:table-cell>
          <table:table-cell table:formula="of:=[.H73]-[.F73]" office:value-type="float" office:value="488.212898254395">
            <text:p>488.2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958574.35">
            <text:p>1235958574.35</text:p>
          </table:table-cell>
          <table:table-cell office:value-type="float" office:value="1235958640.39">
            <text:p>1235958640.39</text:p>
          </table:table-cell>
          <table:table-cell office:value-type="float" office:value="580.002366066">
            <text:p>580</text:p>
          </table:table-cell>
          <table:table-cell table:formula="of:=[.E74]+[.G74]" office:value-type="float" office:value="1235959154.35237">
            <text:p>1235959154.35</text:p>
          </table:table-cell>
          <table:table-cell table:formula="of:=[.H74]-[.F74]" office:value-type="float" office:value="513.962365865707">
            <text:p>513.9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959162.61">
            <text:p>1235959162.61</text:p>
          </table:table-cell>
          <table:table-cell office:value-type="float" office:value="1235959181.83">
            <text:p>1235959181.83</text:p>
          </table:table-cell>
          <table:table-cell office:value-type="float" office:value="519.637451887">
            <text:p>519.64</text:p>
          </table:table-cell>
          <table:table-cell table:formula="of:=[.E75]+[.G75]" office:value-type="float" office:value="1235959682.24745">
            <text:p>1235959682.25</text:p>
          </table:table-cell>
          <table:table-cell table:formula="of:=[.H75]-[.F75]" office:value-type="float" office:value="500.417451858521">
            <text:p>500.4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959690.44">
            <text:p>1235959690.44</text:p>
          </table:table-cell>
          <table:table-cell office:value-type="float" office:value="1235959712.09">
            <text:p>1235959712.09</text:p>
          </table:table-cell>
          <table:table-cell office:value-type="float" office:value="565.584205151">
            <text:p>565.58</text:p>
          </table:table-cell>
          <table:table-cell table:formula="of:=[.E76]+[.G76]" office:value-type="float" office:value="1235960256.02421">
            <text:p>1235960256.02</text:p>
          </table:table-cell>
          <table:table-cell table:formula="of:=[.H76]-[.F76]" office:value-type="float" office:value="543.934205293655">
            <text:p>543.9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960264.18">
            <text:p>1235960264.18</text:p>
          </table:table-cell>
          <table:table-cell office:value-type="float" office:value="1235960283.44">
            <text:p>1235960283.44</text:p>
          </table:table-cell>
          <table:table-cell office:value-type="float" office:value="537.776103973">
            <text:p>537.78</text:p>
          </table:table-cell>
          <table:table-cell table:formula="of:=[.E77]+[.G77]" office:value-type="float" office:value="1235960801.9561">
            <text:p>1235960801.96</text:p>
          </table:table-cell>
          <table:table-cell table:formula="of:=[.H77]-[.F77]" office:value-type="float" office:value="518.516103982925">
            <text:p>518.52</text:p>
          </table:table-cell>
          <table:table-cell office:value-type="string">
            <text:p>Total Time</text:p>
          </table:table-cell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4"/>
          <table:table-cell table:formula="of:=SUM([.I73:.I77])" office:value-type="float" office:value="2565.0430252552">
            <text:p>2565.04</text:p>
          </table:table-cell>
          <table:table-cell table:formula="of:=[.H77]-[.E73]" office:value-type="float" office:value="2801.80610394478">
            <text:p>2801.8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BQP-ALL machines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office:value-type="string">
            <text:p>Finish Time</text:p>
          </table:table-cell>
          <table:table-cell office:value-type="string">
            <text:p>RunTim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961791.65">
            <text:p>1235961791.65</text:p>
          </table:table-cell>
          <table:table-cell office:value-type="float" office:value="1235961813.26">
            <text:p>1235961813.26</text:p>
          </table:table-cell>
          <table:table-cell office:value-type="float" office:value="530.13304019">
            <text:p>530.13</text:p>
          </table:table-cell>
          <table:table-cell table:formula="of:=[.E81]+[.G81]" office:value-type="float" office:value="1235962321.78304">
            <text:p>1235962321.78</text:p>
          </table:table-cell>
          <table:table-cell table:formula="of:=[.H81]-[.F81]" office:value-type="float" office:value="508.523040294647">
            <text:p>508.5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962330.11">
            <text:p>1235962330.11</text:p>
          </table:table-cell>
          <table:table-cell office:value-type="float" office:value="1235962376.8">
            <text:p>1235962376.8</text:p>
          </table:table-cell>
          <table:table-cell office:value-type="float" office:value="621.047315836">
            <text:p>621.05</text:p>
          </table:table-cell>
          <table:table-cell table:formula="of:=[.E82]+[.G82]" office:value-type="float" office:value="1235962951.15732">
            <text:p>1235962951.16</text:p>
          </table:table-cell>
          <table:table-cell table:formula="of:=[.H82]-[.F82]" office:value-type="float" office:value="574.357315778732">
            <text:p>574.3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962959.29">
            <text:p>1235962959.29</text:p>
          </table:table-cell>
          <table:table-cell office:value-type="float" office:value="1235963010.44">
            <text:p>1235963010.44</text:p>
          </table:table-cell>
          <table:table-cell office:value-type="float" office:value="566.397062063">
            <text:p>566.4</text:p>
          </table:table-cell>
          <table:table-cell table:formula="of:=[.E83]+[.G83]" office:value-type="float" office:value="1235963525.68706">
            <text:p>1235963525.69</text:p>
          </table:table-cell>
          <table:table-cell table:formula="of:=[.H83]-[.F83]" office:value-type="float" office:value="515.24706196785">
            <text:p>515.2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963533.76">
            <text:p>1235963533.76</text:p>
          </table:table-cell>
          <table:table-cell office:value-type="float" office:value="1235963552.91">
            <text:p>1235963552.91</text:p>
          </table:table-cell>
          <table:table-cell office:value-type="float" office:value="520.030900002">
            <text:p>520.03</text:p>
          </table:table-cell>
          <table:table-cell table:formula="of:=[.E84]+[.G84]" office:value-type="float" office:value="1235964053.7909">
            <text:p>1235964053.79</text:p>
          </table:table-cell>
          <table:table-cell table:formula="of:=[.H84]-[.F84]" office:value-type="float" office:value="500.880899906159">
            <text:p>500.8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964062.01">
            <text:p>1235964062.01</text:p>
          </table:table-cell>
          <table:table-cell office:value-type="float" office:value="1235964081.13">
            <text:p>1235964081.13</text:p>
          </table:table-cell>
          <table:table-cell office:value-type="float" office:value="565.204048157">
            <text:p>565.2</text:p>
          </table:table-cell>
          <table:table-cell table:formula="of:=[.E85]+[.G85]" office:value-type="float" office:value="1235964627.21405">
            <text:p>1235964627.21</text:p>
          </table:table-cell>
          <table:table-cell table:formula="of:=[.H85]-[.F85]" office:value-type="float" office:value="546.084048032761">
            <text:p>546.08</text:p>
          </table:table-cell>
          <table:table-cell office:value-type="string">
            <text:p>Total Time</text:p>
          </table:table-cell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4"/>
          <table:table-cell table:formula="of:=SUM([.I81:.I85])" office:value-type="float" office:value="2645.09236598015">
            <text:p>2645.09</text:p>
          </table:table-cell>
          <table:table-cell table:formula="of:=[.H85]-[.E81]" office:value-type="float" office:value="2835.56404805183">
            <text:p>2835.56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BQP-ALL machines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office:value-type="string">
            <text:p>Finish Time</text:p>
          </table:table-cell>
          <table:table-cell office:value-type="string">
            <text:p>RunTim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965828.26">
            <text:p>1235965828.26</text:p>
          </table:table-cell>
          <table:table-cell office:value-type="float" office:value="1235965899.63">
            <text:p>1235965899.63</text:p>
          </table:table-cell>
          <table:table-cell office:value-type="float" office:value="580.011847019">
            <text:p>580.01</text:p>
          </table:table-cell>
          <table:table-cell table:formula="of:=[.E89]+[.G89]" office:value-type="float" office:value="1235966408.27185">
            <text:p>1235966408.27</text:p>
          </table:table-cell>
          <table:table-cell table:formula="of:=[.H89]-[.F89]" office:value-type="float" office:value="508.641846895218">
            <text:p>508.6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966416.45">
            <text:p>1235966416.45</text:p>
          </table:table-cell>
          <table:table-cell office:value-type="float" office:value="1235966490.79">
            <text:p>1235966490.79</text:p>
          </table:table-cell>
          <table:table-cell office:value-type="float" office:value="630.369298935">
            <text:p>630.37</text:p>
          </table:table-cell>
          <table:table-cell table:formula="of:=[.E90]+[.G90]" office:value-type="float" office:value="1235967046.8193">
            <text:p>1235967046.82</text:p>
          </table:table-cell>
          <table:table-cell table:formula="of:=[.H90]-[.F90]" office:value-type="float" office:value="556.029299020767">
            <text:p>556.0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967054.96">
            <text:p>1235967054.96</text:p>
          </table:table-cell>
          <table:table-cell office:value-type="float" office:value="1235967074.33">
            <text:p>1235967074.33</text:p>
          </table:table-cell>
          <table:table-cell office:value-type="float" office:value="524.560889959">
            <text:p>524.56</text:p>
          </table:table-cell>
          <table:table-cell table:formula="of:=[.E91]+[.G91]" office:value-type="float" office:value="1235967579.52089">
            <text:p>1235967579.52</text:p>
          </table:table-cell>
          <table:table-cell table:formula="of:=[.H91]-[.F91]" office:value-type="float" office:value="505.190890073776">
            <text:p>505.1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967587.65">
            <text:p>1235967587.65</text:p>
          </table:table-cell>
          <table:table-cell office:value-type="float" office:value="1235967645.1">
            <text:p>1235967645.1</text:p>
          </table:table-cell>
          <table:table-cell office:value-type="float" office:value="568.188025951">
            <text:p>568.19</text:p>
          </table:table-cell>
          <table:table-cell table:formula="of:=[.E92]+[.G92]" office:value-type="float" office:value="1235968155.83803">
            <text:p>1235968155.84</text:p>
          </table:table-cell>
          <table:table-cell table:formula="of:=[.H92]-[.F92]" office:value-type="float" office:value="510.73802614212">
            <text:p>510.7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968164.1">
            <text:p>1235968164.1</text:p>
          </table:table-cell>
          <table:table-cell office:value-type="float" office:value="1235968229.1">
            <text:p>1235968229.1</text:p>
          </table:table-cell>
          <table:table-cell office:value-type="float" office:value="688.805850029">
            <text:p>688.81</text:p>
          </table:table-cell>
          <table:table-cell table:formula="of:=[.E93]+[.G93]" office:value-type="float" office:value="1235968852.90585">
            <text:p>1235968852.91</text:p>
          </table:table-cell>
          <table:table-cell table:formula="of:=[.H93]-[.F93]" office:value-type="float" office:value="623.805850028992">
            <text:p>623.81</text:p>
          </table:table-cell>
          <table:table-cell office:value-type="string">
            <text:p>Total Time</text:p>
          </table:table-cell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4"/>
          <table:table-cell table:formula="of:=SUM([.I89:.I93])" office:value-type="float" office:value="2704.40591216087">
            <text:p>2704.41</text:p>
          </table:table-cell>
          <table:table-cell table:formula="of:=[.H93]-[.E89]" office:value-type="float" office:value="3024.64584994316">
            <text:p>3024.6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1">03/01/2009</text:date>, <text:time>22:4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Yaakoub Khamra</meta:initial-creator>
    <meta:creation-date>2009-03-01T13:02:51</meta:creation-date>
    <dc:date>2009-03-01T22:45:51</dc:date>
    <dc:creator>Yaakoub Khamra</dc:creator>
    <meta:editing-duration>PT05H37M59S</meta:editing-duration>
    <meta:editing-cycles>13</meta:editing-cycles>
    <meta:generator>OpenOffice.org/3.0$Unix OpenOffice.org_project/300m15$Build-9379</meta:generator>
    <meta:document-statistic meta:table-count="3" meta:cell-count="440" meta:object-count="0"/>
    <meta:user-defined meta:name="Info 1"/>
    <meta:user-defined meta:name="Info 2"/>
    <meta:user-defined meta:name="Info 3"/>
    <meta:user-defined meta:name="Info 4"/>
  </office:meta>
</office:document-meta>
</file>